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6.8cm" svg:height="0.962cm" svg:x="4.8cm" svg:y="0.5cm">
          <draw:text-box>
            <text:p text:style-name="P1"><text:span text:style-name="T1">Sequence Diagramm</text:span></text:p>
          </draw:text-box>
        </draw:frame>
        <draw:custom-shape draw:style-name="gr2" draw:text-style-name="P2" draw:layer="layout" svg:width="4.6cm" svg:height="2.2cm" svg:x="2.4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2.2cm" svg:x="12.301cm" svg:y="2.501cm">
          <text:p text:style-name="P2">Floo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6cm" svg:height="2.2cm" svg:x="17.601cm" svg:y="2.501cm">
          <text:p text:style-name="P2">Elevator</text:p>
          <draw:enhanced-geometry svg:viewBox="0 0 21600 21600" draw:type="rectangle" draw:enhanced-path="M 0 0 L 21600 0 21600 21600 0 21600 0 0 Z N"/>
        </draw:custom-shape>
        <draw:frame draw:style-name="gr1" draw:layer="layout" svg:width="3.8cm" svg:height="0.962cm" svg:x="3cm" svg:y="3.1cm">
          <draw:text-box>
            <text:p>Scheduler</text:p>
          </draw:text-box>
        </draw:frame>
        <draw:line draw:style-name="gr4" draw:text-style-name="P2" draw:layer="layout" svg:x1="4.8cm" svg:y1="5.4cm" svg:x2="4.8cm" svg:y2="21.1cm">
          <text:p/>
        </draw:line>
        <draw:frame draw:style-name="gr5" draw:text-style-name="P2" draw:layer="layout" svg:width="1cm" svg:height="3.2cm" svg:x="1cm" svg:y="1.7cm">
          <draw:text-box>
            <text:p text:style-name="P2">Time</text:p>
          </draw:text-box>
        </draw:frame>
        <draw:line draw:style-name="gr4" draw:text-style-name="P2" draw:layer="layout" svg:x1="1.5cm" svg:y1="4.9cm" svg:x2="1.4cm" svg:y2="21cm">
          <text:p/>
        </draw:line>
        <draw:custom-shape draw:style-name="gr2" draw:text-style-name="P2" xml:id="id2" draw:id="id2" draw:layer="layout" svg:width="0.4cm" svg:height="2cm" svg:x="4.6cm" svg:y="6.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cm" svg:y1="5.7cm" svg:x2="4.6cm" svg:y2="5.7cm">
          <text:p text:style-name="P2">Time </text:p>
          <text:p text:style-name="P2">input</text:p>
        </draw:line>
        <draw:line draw:style-name="gr6" draw:text-style-name="P2" draw:layer="layout" svg:x1="5.2cm" svg:y1="6.9cm" svg:x2="8.2cm" svg:y2="6.9cm">
          <text:p text:style-name="P2">Create</text:p>
          <text:p text:style-name="P2">Person</text:p>
        </draw:line>
        <draw:custom-shape draw:style-name="gr3" draw:text-style-name="P2" draw:layer="layout" svg:width="2.6cm" svg:height="1.3cm" svg:x="8.4cm" svg:y="6.1cm">
          <text:p text:style-name="P2">Person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2cm" svg:y1="6.8cm" svg:x2="14.1cm" svg:y2="6.8cm">
          <text:p text:style-name="P2">Spawn on </text:p>
          <text:p text:style-name="P2">Floor</text:p>
        </draw:line>
        <draw:line draw:style-name="gr4" draw:text-style-name="P2" draw:layer="layout" svg:x1="14.7cm" svg:y1="5.1cm" svg:x2="14.8cm" svg:y2="21cm">
          <text:p/>
        </draw:line>
        <draw:custom-shape draw:style-name="gr2" draw:text-style-name="P2" draw:layer="layout" svg:width="0.6cm" svg:height="5.2cm" svg:x="14.4cm" svg:y="6.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0cm" svg:y1="5.1cm" svg:x2="20cm" svg:y2="21cm">
          <text:p/>
        </draw:line>
        <draw:line draw:style-name="gr6" draw:text-style-name="P2" draw:layer="layout" svg:x1="15.2cm" svg:y1="8cm" svg:x2="19.8cm" svg:y2="8cm">
          <text:p text:style-name="P2">Person press</text:p>
          <text:p text:style-name="P2">Elevator call </text:p>
          <text:p text:style-name="P2">Button</text:p>
          <text:p text:style-name="P2"/>
        </draw:line>
        <draw:custom-shape draw:style-name="gr2" draw:text-style-name="P2" xml:id="id3" draw:id="id3" draw:layer="layout" svg:width="0.6cm" svg:height="2.1cm" svg:x="19.7cm" svg:y="7.8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6cm" svg:height="3.026cm" svg:x="22.4cm" svg:y="7.6cm">
          <draw:text-box>
            <text:p text:style-name="P3"><text:span text:style-name="T2">Elevator drives to the Floor its called and open doors</text:span></text:p>
          </draw:text-box>
        </draw:frame>
        <draw:frame draw:style-name="gr7" draw:layer="layout" svg:width="2.928cm" svg:height="2.015cm" svg:x="1.872cm" svg:y="6.885cm">
          <draw:text-box>
            <text:p><text:span text:style-name="T3">Check for</text:span></text:p>
            <text:p><text:span text:style-name="T3">Person on</text:span></text:p>
            <text:p><text:span text:style-name="T3">floor</text:span></text:p>
          </draw:text-box>
        </draw:frame>
        <draw:custom-shape draw:style-name="gr2" draw:text-style-name="P2" xml:id="id1" draw:id="id1" draw:layer="layout" svg:width="0.4cm" svg:height="2cm" svg:x="4.601cm" svg:y="10.00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0cm -1.9cm" svg:x1="4.801cm" svg:y1="10.001cm" svg:x2="4.801cm" svg:y2="12.001cm" draw:start-shape="id1" draw:start-glue-point="0" draw:end-shape="id1" draw:end-glue-point="2" svg:d="M4801 10001c0-751-2601-501-2601 1000s2601 1751 2601 1000" svg:viewBox="0 0 2602 2821">
          <text:p/>
        </draw:connector>
        <draw:frame draw:style-name="gr8" draw:layer="layout" svg:width="3.169cm" svg:height="2.015cm" svg:x="1.832cm" svg:y="10.2cm">
          <draw:text-box>
            <text:p><text:span text:style-name="T3">Check for</text:span></text:p>
            <text:p><text:span text:style-name="T3">Person on</text:span></text:p>
            <text:p><text:span text:style-name="T3">floor</text:span></text:p>
          </draw:text-box>
        </draw:frame>
        <draw:connector draw:style-name="gr4" draw:text-style-name="P2" draw:layer="layout" draw:type="curve" draw:line-skew="0cm -2.099cm" svg:x1="4.8cm" svg:y1="6.8cm" svg:x2="4.8cm" svg:y2="8.8cm" draw:start-shape="id2" draw:start-glue-point="0" draw:end-shape="id2" draw:end-glue-point="2" svg:d="M4800 6800c0-751-2800-501-2800 1000s2800 1751 2800 1000" svg:viewBox="0 0 2801 2821">
          <text:p/>
        </draw:connector>
        <draw:connector draw:style-name="gr4" draw:text-style-name="P2" draw:layer="layout" draw:type="curve" draw:line-skew="0cm 2.701cm" svg:x1="20cm" svg:y1="7.8cm" svg:x2="20cm" svg:y2="9.9cm" draw:start-shape="id3" draw:start-glue-point="0" draw:end-shape="id3" draw:end-glue-point="2" svg:d="M20000 7800c0-751 1900-501 1900 1050s-1900 1801-1900 1050" svg:viewBox="0 0 1901 2917">
          <text:p/>
        </draw:connector>
        <draw:line draw:style-name="gr4" draw:text-style-name="P2" draw:layer="layout" svg:x1="19.6cm" svg:y1="9.9cm" svg:x2="15.4cm" svg:y2="9.9cm">
          <text:p/>
        </draw:line>
        <draw:frame draw:style-name="gr9" draw:layer="layout" svg:width="4.409cm" svg:height="2.073cm" svg:x="15.7cm" svg:y="9cm">
          <draw:text-box>
            <text:p>Elevator is</text:p>
            <text:p>on called pos.</text:p>
          </draw:text-box>
        </draw:frame>
        <draw:line draw:style-name="gr6" draw:text-style-name="P2" draw:layer="layout" svg:x1="15.2cm" svg:y1="11.6cm" svg:x2="19.4cm" svg:y2="11.6cm">
          <text:p text:style-name="P2">Person dispawn</text:p>
          <text:p text:style-name="P2">on floor</text:p>
        </draw:line>
        <draw:custom-shape draw:style-name="gr2" draw:text-style-name="P2" xml:id="id4" draw:id="id4" draw:layer="layout" svg:width="0.6cm" svg:height="4.2cm" svg:x="19.7cm" svg:y="11.3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0cm 2.301cm" svg:x1="20cm" svg:y1="11.3cm" svg:x2="20cm" svg:y2="15.5cm" draw:start-shape="id4" draw:start-glue-point="0" draw:end-shape="id4" draw:end-glue-point="2" svg:d="M20000 11300c0-751 1500-501 1500 2100s-1500 2851-1500 2100" svg:viewBox="0 0 1501 4941">
          <text:p/>
        </draw:connector>
        <draw:frame draw:style-name="gr10" draw:text-style-name="P4" draw:layer="layout" svg:width="3.952cm" svg:height="2.132cm" svg:x="22.2cm" svg:y="12.1cm">
          <draw:text-box>
            <text:p><text:span text:style-name="T4">Elevator gets </text:span></text:p>
            <text:p><text:span text:style-name="T4">person on the</text:span></text:p>
            <text:p><text:span text:style-name="T4">other Floor</text:span></text:p>
          </draw:text-box>
        </draw:frame>
        <draw:custom-shape draw:style-name="gr2" draw:text-style-name="P2" draw:layer="layout" svg:width="0.4cm" svg:height="2cm" svg:x="4.602cm" svg:y="12.8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2cm" svg:x="4.602cm" svg:y="15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cm" svg:height="2cm" svg:x="4.602cm" svg:y="17.7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1.3cm" svg:x="8.401cm" svg:y="12.401cm">
          <text:p text:style-name="P2">Person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201cm" svg:y1="13.08cm" svg:x2="8.201cm" svg:y2="13.08cm">
          <text:p text:style-name="P2">Create</text:p>
          <text:p text:style-name="P2">Person</text:p>
        </draw:line>
        <draw:line draw:style-name="gr6" draw:text-style-name="P2" draw:layer="layout" svg:x1="11.209cm" svg:y1="12.98cm" svg:x2="14.109cm" svg:y2="12.98cm">
          <text:p text:style-name="P2">Spawn on </text:p>
          <text:p text:style-name="P2">Floor</text:p>
        </draw:line>
        <draw:custom-shape draw:style-name="gr2" draw:text-style-name="P2" draw:layer="layout" svg:width="0.6cm" svg:height="8.299cm" svg:x="14.401cm" svg:y="12.101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5.101cm" svg:y1="14.832cm" svg:x2="19.701cm" svg:y2="14.832cm">
          <text:p text:style-name="P2">Person press</text:p>
          <text:p text:style-name="P2">Elevator call </text:p>
          <text:p text:style-name="P2">Button</text:p>
          <text:p text:style-name="P2"/>
        </draw:line>
        <draw:custom-shape draw:style-name="gr2" draw:text-style-name="P2" draw:layer="layout" svg:width="0.6cm" svg:height="2.1cm" svg:x="19.701cm" svg:y="16.30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draw:line-skew="0cm 2.701cm" svg:x1="20.001cm" svg:y1="16.326cm" svg:x2="20.001cm" svg:y2="18.426cm" svg:d="M20001 16326c0-751 1900-501 1900 1050s-1900 1801-1900 1050" svg:viewBox="0 0 1901 2917">
          <text:p/>
        </draw:connector>
        <draw:frame draw:style-name="gr1" draw:text-style-name="P3" draw:layer="layout" svg:width="3.6cm" svg:height="3.026cm" svg:x="22.3cm" svg:y="16cm">
          <draw:text-box>
            <text:p text:style-name="P3"><text:span text:style-name="T2">Elevator drives to the Floor its called and open doors</text:span></text:p>
          </draw:text-box>
        </draw:frame>
        <draw:frame draw:style-name="gr9" draw:layer="layout" svg:width="4.409cm" svg:height="2.073cm" svg:x="15.701cm" svg:y="16.901cm">
          <draw:text-box>
            <text:p>Elevator is</text:p>
            <text:p>on called pos.</text:p>
          </draw:text-box>
        </draw:frame>
        <draw:line draw:style-name="gr4" draw:text-style-name="P2" draw:layer="layout" svg:x1="19.601cm" svg:y1="17.75cm" svg:x2="15.401cm" svg:y2="17.75cm">
          <text:p/>
        </draw:line>
        <draw:line draw:style-name="gr6" draw:text-style-name="P2" draw:layer="layout" svg:x1="15.313cm" svg:y1="19.888cm" svg:x2="19.513cm" svg:y2="19.888cm">
          <text:p text:style-name="P2">Person dispawn</text:p>
          <text:p text:style-name="P2">on floor</text:p>
        </draw:line>
        <draw:custom-shape draw:style-name="gr2" draw:text-style-name="P2" draw:layer="layout" svg:width="0.6cm" svg:height="1cm" svg:x="19.7cm" svg:y="19.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952cm" svg:height="2.132cm" svg:x="22.2cm" svg:y="19cm">
          <draw:text-box>
            <text:p><text:span text:style-name="T4">Elevator gets </text:span></text:p>
            <text:p><text:span text:style-name="T4">person on the</text:span></text:p>
            <text:p><text:span text:style-name="T4">other Floor</text:span></text:p>
          </draw:text-box>
        </draw:frame>
        <draw:connector draw:style-name="gr4" draw:text-style-name="P2" draw:layer="layout" draw:type="curve" draw:line-skew="0cm -1.9cm" svg:x1="4.803cm" svg:y1="12.821cm" svg:x2="4.803cm" svg:y2="14.821cm" svg:d="M4803 12821c0-751-2601-501-2601 1000s2601 1751 2601 1000" svg:viewBox="0 0 2602 2821">
          <text:p/>
        </draw:connector>
        <draw:connector draw:style-name="gr4" draw:text-style-name="P2" draw:layer="layout" draw:type="curve" draw:line-skew="0cm -1.9cm" svg:x1="4.803cm" svg:y1="15.221cm" svg:x2="4.803cm" svg:y2="17.221cm" svg:d="M4803 15221c0-751-2601-501-2601 1000s2601 1751 2601 1000" svg:viewBox="0 0 2602 2821">
          <text:p/>
        </draw:connector>
        <draw:connector draw:style-name="gr4" draw:text-style-name="P2" draw:layer="layout" draw:type="curve" draw:line-skew="0cm -1.9cm" svg:x1="4.803cm" svg:y1="17.621cm" svg:x2="4.803cm" svg:y2="19.621cm" svg:d="M4803 17621c0-751-2601-501-2601 1000s2601 1751 2601 1000" svg:viewBox="0 0 2602 2821">
          <text:p/>
        </draw:connector>
        <draw:frame draw:style-name="gr8" draw:layer="layout" svg:width="3.169cm" svg:height="2.015cm" svg:x="1.833cm" svg:y="12.801cm">
          <draw:text-box>
            <text:p><text:span text:style-name="T3">Check for</text:span></text:p>
            <text:p><text:span text:style-name="T3">Person on</text:span></text:p>
            <text:p><text:span text:style-name="T3">floor</text:span></text:p>
          </draw:text-box>
        </draw:frame>
        <draw:frame draw:style-name="gr8" draw:layer="layout" svg:width="3.169cm" svg:height="2.015cm" svg:x="1.833cm" svg:y="15.201cm">
          <draw:text-box>
            <text:p><text:span text:style-name="T3">Check for</text:span></text:p>
            <text:p><text:span text:style-name="T3">Person on</text:span></text:p>
            <text:p><text:span text:style-name="T3">floor</text:span></text:p>
          </draw:text-box>
        </draw:frame>
        <draw:frame draw:style-name="gr8" draw:layer="layout" svg:width="3.169cm" svg:height="2.015cm" svg:x="1.833cm" svg:y="17.801cm">
          <draw:text-box>
            <text:p><text:span text:style-name="T3">Check for</text:span></text:p>
            <text:p><text:span text:style-name="T3">Person on</text:span></text:p>
            <text:p><text:span text:style-name="T3">floor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0:07:17.029000000</meta:creation-date>
    <dc:date>2014-05-12T11:21:23.893000000</dc:date>
    <meta:editing-duration>PT58M50S</meta:editing-duration>
    <meta:editing-cycles>4</meta:editing-cycles>
    <meta:generator>LibreOffice/4.2.2.1$Windows_x86 LibreOffice_project/3be8cda0bddd8e430d8cda1ebfd581265cca5a0f</meta:generator>
    <meta:document-statistic meta:object-count="76"/>
  </office:meta>
</office:document-meta>
</file>